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3" style:family="table-cell" style:parent-style-name="Default" style:data-style-name="N0"/>
  </office:automatic-styles>
  <office:body>
    <office:spreadsheet>
      <table:table table:name="WhichGasStation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Knowns for Your Particual Vehic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" office:value-type="percentage" office:value="0.1">
            <text:p>10.00%</text:p>
          </table:table-cell>
          <table:table-cell office:value-type="string">
            <text:p><text:s/>= Gas Gage Full % Full</text:p>
          </table:table-cell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office:value-type="string">
            <text:p><text:s/>= Size of Tank in Gallons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string">
            <text:p><text:s/>= Gas Mileage mp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2" office:value-type="currency" office:currency="USD" office:value="4.09">
            <text:p>$4.09</text:p>
          </table:table-cell>
          <table:table-cell office:value-type="string">
            <text:p><text:s/>= Regular $/Gallon</text:p>
          </table:table-cell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3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13]*[.D11]" office:value-type="currency" office:currency="USD" office:value="80.982">
            <text:p>$80.9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12]" office:value-type="float" office:value="20">
            <text:p>20</text:p>
          </table:table-cell>
          <table:table-cell office:value-type="string">
            <text:p><text:s/>= Total Distance driven in Miles</text:p>
          </table:table-cell>
        </table:table-row>
        <table:table-row table:style-name="ro1">
          <table:table-cell table:number-columns-repeated="3"/>
          <table:table-cell table:formula="of:=[.D15]/[.$D$6]*[.D11]" office:value-type="currency" office:currency="USD" office:value="4.81176470588235">
            <text:p>$4.81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14]+[.D16]" office:value-type="currency" office:currency="USD" office:value="85.7937647058824">
            <text:p>$85.79</text:p>
          </table:table-cell>
          <table:table-cell office:value-type="string">
            <text:p><text:s/>= Total Cost with mileage to gas station</text:p>
          </table:table-cell>
        </table:table-row>
        <table:table-row table:style-name="ro1">
          <table:table-cell table:number-columns-repeated="3"/>
          <table:table-cell table:formula="of:=[.D17]/[.D13]" office:value-type="currency" office:currency="USD" office:value="4.33301841948901">
            <text:p>$4.33</text:p>
          </table:table-cell>
          <table:table-cell office:value-type="string">
            <text:p><text:s/>= Price per gallon when adding in mileage to st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2" office:value-type="currency" office:currency="USD" office:value="4.25">
            <text:p>$4.25</text:p>
          </table:table-cell>
          <table:table-cell office:value-type="string">
            <text:p><text:s/>= Regular $/Gallon</text:p>
          </table:table-cell>
        </table:table-row>
        <table:table-row table:style-name="ro1">
          <table:table-cell table:number-columns-repeated="3"/>
          <table:table-cell table:style-name="ce3" office:value-type="float" office:value="6">
            <text:p>6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3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24]*[.D22]" office:value-type="currency" office:currency="USD" office:value="84.15">
            <text:p>$84.15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23]" office:value-type="float" office:value="12">
            <text:p>12</text:p>
          </table:table-cell>
          <table:table-cell office:value-type="string">
            <text:p><text:s/>= Total Distance driven in Miles</text:p>
          </table:table-cell>
        </table:table-row>
        <table:table-row table:style-name="ro1">
          <table:table-cell table:number-columns-repeated="3"/>
          <table:table-cell table:formula="of:=[.D26]/[.$D$6]*[.D22]" office:value-type="currency" office:currency="USD" office:value="3">
            <text:p>$3.00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25]+[.D27]" office:value-type="currency" office:currency="USD" office:value="87.15">
            <text:p>$87.15</text:p>
          </table:table-cell>
          <table:table-cell office:value-type="string">
            <text:p><text:s/>= Total Cost with mileage to gas station</text:p>
          </table:table-cell>
        </table:table-row>
        <table:table-row table:style-name="ro1">
          <table:table-cell table:number-columns-repeated="3"/>
          <table:table-cell table:formula="of:=[.D28]/[.D24]" office:value-type="currency" office:currency="USD" office:value="4.40151515151515">
            <text:p>$4.40</text:p>
          </table:table-cell>
          <table:table-cell office:value-type="string">
            <text:p><text:s/>= Price per gallon when adding in mileage to st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4">01/04/2022</text:date>, <text:time>11:5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04T09:37:36.37</meta:creation-date>
    <meta:generator>OpenOffice/4.1.6$Win32 OpenOffice.org_project/416m1$Build-9790</meta:generator>
    <dc:date>2022-01-04T11:50:50.33</dc:date>
    <dc:creator>Mark Lehr</dc:creator>
    <meta:editing-duration>PT2H13M14S</meta:editing-duration>
    <meta:editing-cycles>1</meta:editing-cycles>
    <meta:document-statistic meta:table-count="1" meta:cell-count="41" meta:object-count="0"/>
  </office:meta>
</office:document-meta>
</file>